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enior B of the Jewish Theological Seminary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y 9, 1893</text:p>
      <text:p text:style-name="P4">Month<text:tab/><text:tab/><text:tab/><text:tab/><text:tab/><text:tab/>May</text:p>
      <text:p text:style-name="P4">Year<text:tab/><text:tab/><text:tab/><text:tab/><text:tab/><text:tab/>1893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New York, May 9th, 1893./</text:p>
      <text:p text:style-name="P2"><text:tab/>Rev. Dr. S. Morais./</text:p>
      <text:p text:style-name="P2"><text:tab/><text:tab/>Dear Sir:-/</text:p>
      <text:p text:style-name="P2"><text:tab/><text:tab/><text:tab/>Since the/ examination in college is/ near we request you to give us/ permission to absent ourselves/ from the Seminary, from tomorrow/ on until said examination is/ over. <text:s/>Otherwise it is impossible/ for us to pass the examination./</text:p>
      <text:p text:style-name="P2"><text:tab/>Hoping that you will grant/ our request, we remain your/ obedient pupils./ <text:s/>Senior B of/ the Jewish Theol. Seminar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3T15:38:57.14</meta:creation-date>
    <dc:date>2011-12-13T15:42:07.19</dc:date>
    <dc:creator>Penn Libraries</dc:creator>
    <meta:editing-duration>PT00H03M1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237" meta:character-count="1693"/>
  </office:meta>
</office:document-meta>
</file>